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&lt;a title="DRG Wiki - Engineer" class="reg-link engineer" href="https://deeprockgalactic.wiki.gg/wiki/Engineer" target="_blank"&gt;Engineer&lt;/a&gt;</text:p>
          </table:table-cell>
        </table:table-row>
        <table:table-row table:style-name="ro1">
          <table:table-cell table:style-name="ce1" office:value-type="string" calcext:value-type="string">
            <text:p>&lt;a title="DRG Wiki - Driller" class="reg-link driller" href="https://deeprockgalactic.wiki.gg/wiki/Driller" target="_blank"&gt;Driller&lt;/a&gt;</text:p>
          </table:table-cell>
        </table:table-row>
        <table:table-row table:style-name="ro1">
          <table:table-cell table:style-name="ce1" office:value-type="string" calcext:value-type="string">
            <text:p>&lt;a title="DRG Wiki - Gunner" class="reg-link gunner" href="https://deeprockgalactic.wiki.gg/wiki/Gunner" target="_blank"&gt;Gunner&lt;/a&gt;</text:p>
          </table:table-cell>
        </table:table-row>
        <table:table-row table:style-name="ro1">
          <table:table-cell table:style-name="ce1" office:value-type="string" calcext:value-type="string">
            <text:p>&lt;a title="DRG Wiki - Scout" class="reg-link scout" href="https://deeprockgalactic.wiki.gg/wiki/Scout" target="_blank"&gt;Scout&lt;/a&gt;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 calcext:value-type="string">
            <text:p>Gems / Resources</text:p>
          </table:table-cell>
        </table:table-row>
        <table:table-row table:style-name="ro1">
          <table:table-cell table:style-name="ce1" office:value-type="string" calcext:value-type="string">
            <text:p>&lt;a title="DRG Wiki - Aquarq" class="reg-link aquarq" href="https://deeprockgalactic.wiki.gg/wiki/Aquarq" target="_blank"&gt;Aquarq&lt;/a&gt;</text:p>
          </table:table-cell>
        </table:table-row>
        <table:table-row table:style-name="ro1">
          <table:table-cell table:style-name="ce1" office:value-type="string" calcext:value-type="string">
            <text:p>&lt;a title="DRG Wiki - Bismor" class="reg-link bismor" href="https://deeprockgalactic.wiki.gg/wiki/Bismor" target="_blank"&gt;Bismor&lt;/a&gt;</text:p>
          </table:table-cell>
        </table:table-row>
        <table:table-row table:style-name="ro1">
          <table:table-cell table:style-name="ce1" office:value-type="string" calcext:value-type="string">
            <text:p>&lt;a title="DRG Wiki - Bittergem" class="reg-link bittergem" href="https://deeprockgalactic.wiki.gg/wiki/Bittergem" target="_blank"&gt;Bittergem&lt;/a&gt;</text:p>
          </table:table-cell>
        </table:table-row>
        <table:table-row table:style-name="ro1">
          <table:table-cell table:style-name="ce1" office:value-type="string" calcext:value-type="string">
            <text:p>&lt;a title="DRG Wiki - Croppa" class="reg-link croppa" href="https://deeprockgalactic.wiki.gg/wiki/Croppa" target="_blank"&gt;Croppa&lt;/a&gt;</text:p>
          </table:table-cell>
        </table:table-row>
        <table:table-row table:style-name="ro1">
          <table:table-cell table:style-name="ce1" office:value-type="string" calcext:value-type="string">
            <text:p>&lt;a title="DRG Wiki - Enor Pearl" class="reg-link enor-pearl" href="https://deeprockgalactic.wiki.gg/wiki/Enor_Pearl" target="_blank"&gt;Enor Pearl&lt;/a&gt;</text:p>
          </table:table-cell>
        </table:table-row>
        <table:table-row table:style-name="ro1">
          <table:table-cell table:style-name="ce1" office:value-type="string" calcext:value-type="string">
            <text:p>&lt;a title="DRG Wiki - Compressed Gold" class="reg-link gold" href="https://deeprockgalactic.wiki.gg/wiki/Gold#Compressed_Gold-0" target="_blank"&gt;Compressed Gold&lt;/a&gt;</text:p>
          </table:table-cell>
        </table:table-row>
        <table:table-row table:style-name="ro1">
          <table:table-cell table:style-name="ce1" office:value-type="string" calcext:value-type="string">
            <text:p>&lt;a title="DRG Wiki - Jadiz" class="reg-link jadiz" href="https://deeprockgalactic.wiki.gg/wiki/Jadiz" target="_blank"&gt;Jadiz&lt;/a&gt;</text:p>
          </table:table-cell>
        </table:table-row>
        <table:table-row table:style-name="ro1">
          <table:table-cell table:style-name="ce1" office:value-type="string" calcext:value-type="string">
            <text:p>&lt;a title="DRG Wiki - Magnite" class="reg-link magnite" href="https://deeprockgalactic.wiki.gg/wiki/Magnite" target="_blank"&gt;Magnite&lt;/a&gt;</text:p>
          </table:table-cell>
        </table:table-row>
        <table:table-row table:style-name="ro1">
          <table:table-cell table:style-name="ce1" office:value-type="string" calcext:value-type="string">
            <text:p>&lt;a title="DRG Wiki - Nitra" class="reg-link nitra" href="https://deeprockgalactic.wiki.gg/wiki/Nitra" target="_blank"&gt;Nitra&lt;/a&gt;</text:p>
          </table:table-cell>
        </table:table-row>
        <table:table-row table:style-name="ro1">
          <table:table-cell table:style-name="ce1" office:value-type="string" calcext:value-type="string">
            <text:p>&lt;a title="DRG Wiki - Red Sugar" class="reg-link red-sugar" href="https://deeprockgalactic.wiki.gg/wiki/Red_Sugar" target="_blank"&gt;Red Sugar&lt;/a&gt;</text:p>
          </table:table-cell>
        </table:table-row>
        <table:table-row table:style-name="ro1">
          <table:table-cell table:style-name="ce1" office:value-type="string" calcext:value-type="string">
            <text:p>&lt;a title="DRG Wiki - Umanite" class="reg-link umanite" href="https://deeprockgalactic.wiki.gg/wiki/Umanite" target="_blank"&gt;Umanite&lt;/a&gt;</text:p>
          </table:table-cell>
        </table:table-row>
        <table:table-row table:style-name="ro2" table:number-rows-repeated="26">
          <table:table-cell/>
        </table:table-row>
        <table:table-row table:style-name="ro2">
          <table:table-cell office:value-type="string" calcext:value-type="string">
            <text:p>Items</text:p>
          </table:table-cell>
        </table:table-row>
        <table:table-row table:style-name="ro1">
          <table:table-cell table:style-name="ce1" office:value-type="string" calcext:value-type="string">
            <text:p>&lt;a title="DRG Wiki" class="reg-link" href="https://deeprockgalactic.wiki.gg/wiki/Resupply_Pod" target="_blank"&gt;Resupply Pod&lt;/a&gt;</text:p>
          </table:table-cell>
        </table:table-row>
      </table:table>
      <table:table table:name="Link Images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Missions</text:p>
          </table:table-cell>
        </table:table-row>
        <table:table-row table:style-name="ro3">
          <table:table-cell table:style-name="ce1"/>
        </table:table-row>
        <table:table-row table:style-name="ro3">
          <table:table-cell table:style-name="ce1" office:value-type="string" calcext:value-type="string">
            <text:p><text:span text:style-name="T1">&lt;a title="DRG Wiki - Alien Egg" class="reg-link alien-egg" href="https://deeprockgalactic.wiki.gg/wiki/Alien_Egg" target="_blank"&gt;</text:span></text:p>
            <text:p><text:tab/><text:span text:style-name="T1">&lt;img class="icons" src="https://deeprockgalactic.wiki.gg/images/6/69/Alien_egg_icon.png" alt="&amp;nbsp;"&gt;</text:span></text:p>
            <text:p><text:tab/><text:span text:style-name="T1">Alien Egg</text:span></text:p>
            <text:p><text:span text:style-name="T1">&lt;/a&gt;</text:span></text:p>
          </table:table-cell>
        </table:table-row>
        <table:table-row table:style-name="ro1">
          <table:table-cell table:style-name="ce1"/>
        </table:table-row>
        <table:table-row table:style-name="ro2" table:number-rows-repeated="2">
          <table:table-cell/>
        </table:table-row>
        <table:table-row table:style-name="ro1" table:number-rows-repeated="7">
          <table:table-cell table:style-name="ce1"/>
        </table:table-row>
        <table:table-row table:style-name="ro2">
          <table:table-cell table:style-name="ce3" office:value-type="string" calcext:value-type="string">
            <text:p>Gems / Resources</text:p>
          </table:table-cell>
        </table:table-row>
        <table:table-row table:style-name="ro2">
          <table:table-cell table:style-name="ce3"/>
        </table:table-row>
        <table:table-row table:style-name="ro1" table:number-rows-repeated="2">
          <table:table-cell table:style-name="ce1"/>
        </table:table-row>
        <table:table-row table:style-name="ro2" table:number-rows-repeated="27">
          <table:table-cell/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4:31:28.839000000</meta:creation-date>
    <dc:date>2023-10-24T18:44:47.035000000</dc:date>
    <meta:editing-duration>PT4H13M16S</meta:editing-duration>
    <meta:editing-cycles>5</meta:editing-cycles>
    <meta:generator>LibreOffice/7.6.2.1$Windows_X86_64 LibreOffice_project/56f7684011345957bbf33a7ee678afaf4d2ba333</meta:generator>
    <meta:document-statistic meta:table-count="2" meta:cell-count="21" meta:object-count="0"/>
  </office:meta>
</office:document-meta>
</file>